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officeooo:rsid="001309a1" officeooo:paragraph-rsid="001309a1"/>
    </style:style>
    <style:style style:name="P2" style:family="paragraph" style:parent-style-name="Title">
      <style:text-properties officeooo:paragraph-rsid="001309a1"/>
    </style:style>
    <style:style style:name="T1" style:family="text">
      <style:text-properties officeooo:rsid="00130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 Suite</text:span></text:p>
      <text:p text:style-name="Standard"><text:span text:style-name="T1">The project features a test suit for development purposes.</text:span></text:p>
      <text:p text:style-name="Standard"/>
      <text:p text:style-name="P1">The tests are written and run using django’s built-in testing framework, which is based on unitest.</text:p>
      <text:p text:style-name="P1">Source: django docs (<text:a xlink:type="simple" xlink:href="https://docs.djangoproject.com/en/4.1/topics/testing/overview/" text:style-name="Internet_20_link" text:visited-style-name="Visited_20_Internet_20_Link">https://docs.djangoproject.com/en/4.1/topics/testing/overview/</text:a>)</text:p>
      <text:p text:style-name="P1"/>
      <text:p text:style-name="P1">The tests are located in the package/directory “test” in the SailingRacemanager app directory. For each object to be testing there is a separate class in its own file. The classes contain a lot of methods, each testing a specific thing about the object. The classes also have helper functions to assist with adding the necessity data to the database for tests.</text:p>
      <text:p text:style-name="P1"/>
      <text:p text:style-name="P1">The tests use a blank, test database created each time a test is run. Django’s test framework does this.</text:p>
      <text:p text:style-name="P1"/>
      <text:p text:style-name="P1">The things that are tested and why they are tested is explained in the testing strategy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12:51:11.619000000</dc:date>
    <meta:editing-duration>PT8M8S</meta:editing-duration>
    <meta:editing-cycles>1</meta:editing-cycles>
    <meta:document-statistic meta:table-count="0" meta:image-count="0" meta:object-count="0" meta:page-count="1" meta:paragraph-count="7" meta:word-count="128" meta:character-count="811" meta:non-whitespace-character-count="690"/>
    <meta:generator>LibreOffice/7.2.4.1$Windows_X86_64 LibreOffice_project/27d75539669ac387bb498e35313b970b7fe9c4f9</meta:generator>
  </office:meta>
</office:document-meta>
</file>